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602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7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399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2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8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3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1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745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525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695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5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draw:auto-grow-height="true" fo:min-height="12.79cm"/>
    </style:style>
    <style:style style:name="pr8" style:family="presentation" style:parent-style-name="По_20_подразбиране-notes">
      <style:graphic-properties draw:fill-color="#ffffff" fo:min-height="12.539cm"/>
    </style:style>
    <style:style style:name="pr9" style:family="presentation" style:parent-style-name="По_20_подразбиране-notes">
      <style:graphic-properties draw:fill-color="#ffffff" draw:auto-grow-height="true" fo:min-height="12.789cm"/>
    </style:style>
    <style:style style:name="pr10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margin-left="0cm" fo:margin-right="0cm" fo:line-height="105%" fo:text-indent="0cm"/>
    </style:style>
    <style:style style:name="P13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4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margin-top="0.3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2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3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4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30pt" fo:language="en" fo:country="GB" style:font-size-asian="30pt" style:font-size-complex="30pt"/>
    </style:style>
    <style:style style:name="T6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/>
    </style:style>
    <style:style style:name="T9" style:family="text">
      <style:text-properties fo:color="#ff0000"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italic" fo:text-shadow="1pt 1pt" style:text-underline-style="none" fo:font-weight="bold" style:font-family-asian="'Arial Unicode MS'" style:font-pitch-asian="variable" style:font-size-asian="28pt" style:font-style-asian="italic" style:font-weight-asian="bold" style:font-family-complex="'Arial Unicode MS'" style:font-pitch-complex="variable" style:font-size-complex="28pt" style:font-style-complex="italic" style:font-weight-complex="bold" style:text-emphasize="none" style:font-relief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0000" fo:font-family="'Courier New'" style:font-family-generic="modern" style:font-pitch="fixe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ff0000" fo:font-family="'Courier New'" style:font-family-generic="modern" style:font-pitch="fixed" fo:font-size="26pt" style:font-size-asian="26pt" style:font-size-complex="26pt"/>
    </style:style>
    <style:style style:name="T17" style:family="text">
      <style:text-properties fo:color="#ff0000"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1" style:family="text">
      <style:text-properties fo:color="#ff0000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23" style:family="text">
      <style:text-properties fo:color="#ff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24" style:family="text">
      <style:text-properties fo:color="#ff0000" fo:font-size="22pt" style:font-size-asian="22pt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0.7cm" svg:height="2.497cm" svg:x="7.35cm" svg:y="8.149cm">
          <draw:text-box>
            <text:p text:style-name="P3"><text:span text:style-name="T2">Working with text</text:span><text:span text:style-name="T2"><text:line-break/></text:span><text:span text:style-name="T2">Regular expression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5">Simple word matching</text:span></text:p>
              </text:list-item>
              <text:list-item>
                <text:p text:style-name="P7"><text:span text:style-name="T5">Character classes</text:span></text:p>
              </text:list-item>
              <text:list-item>
                <text:p text:style-name="P7"><text:span text:style-name="T5">Matching this or that</text:span></text:p>
              </text:list-item>
              <text:list-item>
                <text:p text:style-name="P7"><text:span text:style-name="T5">Grouping</text:span></text:p>
              </text:list-item>
              <text:list-item>
                <text:p text:style-name="P7"><text:span text:style-name="T5">Extracting matches</text:span></text:p>
              </text:list-item>
              <text:list-item>
                <text:p text:style-name="P7"><text:span text:style-name="T5">Matching repetitions</text:span></text:p>
              </text:list-item>
              <text:list-item>
                <text:p text:style-name="P9"><text:span text:style-name="T5">Search and replace</text:span></text:p>
              </text:list-item>
              <text:list-item>
                <text:p text:style-name="P9"><text:span text:style-name="T5">The split operator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imple word matching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/>It's all about identifying patterns in text</text:p>
              </text:list-item>
              <text:list-item>
                <text:p text:style-name="P7">The simplest regex is simply <text:line-break/>a word – a string of characters. </text:p>
              </text:list-item>
              <text:list-item>
                <text:p text:style-name="P7">A regex consisting of a word matches any string that contains that word</text:p>
              </text:list-item>
              <text:list-item>
                <text:p text:style-name="P7">The sense of the match can be reversed by using !~ <text:s/>operator</text:p>
              </text:list-item>
            </text:list>
          </draw:text-box>
        </draw:frame>
        <draw:custom-shape draw:style-name="gr5" draw:text-style-name="P13" draw:layer="layout" svg:width="22.502cm" svg:height="3.389cm" svg:x="1.3cm" svg:y="14.1cm">
          <text:p text:style-name="P12"><text:span text:style-name="T6">my $string ='some probably big string containing just</text:span></text:p>
          <text:p text:style-name="P12"><text:span text:style-name="T6">about anything in it';</text:span></text:p>
          <text:p text:style-name="P12"><text:span text:style-name="T6">print "found 'string'\n" if $string =~ /string/;</text:span></text:p>
          <text:p text:style-name="P12"><text:span text:style-name="T6">print "it is not about dogs\n" if $string !~ /dog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" presentation:class="page"/>
          <draw:frame presentation:style-name="pr7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imple word matching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The literal string in the regex can be replaced by a variable</text:p>
              </text:list-item>
              <text:list-item>
                <text:p text:style-name="P7">If matching against $_ , the $_ =~ <text:s/>part can be omitted:</text:p>
              </text:list-item>
            </text:list>
          </draw:text-box>
        </draw:frame>
        <draw:frame draw:style-name="gr7" draw:layer="layout" svg:width="1.539cm" svg:height="1.195cm" svg:x="23.502cm" svg:y="2.402cm">
          <draw:text-box>
            <text:p text:style-name="P7">(2)</text:p>
          </draw:text-box>
        </draw:frame>
        <draw:custom-shape draw:style-name="gr8" draw:text-style-name="P13" draw:layer="layout" svg:width="22.502cm" svg:height="7.002cm" svg:x="1.3cm" svg:y="11.2cm">
          <text:p text:style-name="P12"><text:span text:style-name="T6">my $string ='stringify this world';</text:span></text:p>
          <text:p text:style-name="P12"><text:span text:style-name="T6">my $word = 'string'; my $animal = 'dog';</text:span></text:p>
          <text:p text:style-name="P12"><text:span text:style-name="T6">print "found '$word'\n" if $string =~ /$word/;</text:span></text:p>
          <text:p text:style-name="P12"><text:span text:style-name="T6">print "it is not about ${animal}s\n" </text:span></text:p>
          <text:p text:style-name="P12"><text:span text:style-name="T6"><text:s text:c="4"/></text:span><text:span text:style-name="T6">if $string !~ /$animal/;</text:span></text:p>
          <text:p text:style-name="P12"><text:span text:style-name="T6">for('dog','string','dog'){</text:span></text:p>
          <text:p text:style-name="P12"><text:span text:style-name="T6"><text:s text:c="4"/></text:span><text:span text:style-name="T6">print "$word\n" if /$word/</text:span></text:p>
          <text:p text:style-name="P1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4" presentation:class="page"/>
          <draw:frame presentation:style-name="pr8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Simple word matching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7">The // <text:s/>default delimiters for a match can be changed to arbitrary delimiters by putting an 'm' <text:s/>in front</text:span></text:p>
              </text:list-item>
              <text:list-item>
                <text:p text:style-name="P7"><text:span text:style-name="T7">Regexes must match a part of the string exactly in order for the statement to be true</text:span></text:p>
              </text:list-item>
            </text:list>
          </draw:text-box>
        </draw:frame>
        <draw:frame draw:style-name="gr7" draw:text-style-name="P15" draw:layer="layout" svg:width="1.539cm" svg:height="1.195cm" svg:x="23.502cm" svg:y="2.402cm">
          <draw:text-box>
            <text:p text:style-name="P7"><text:span text:style-name="T8">(3)</text:span></text:p>
          </draw:text-box>
        </draw:frame>
        <draw:custom-shape draw:style-name="gr8" draw:text-style-name="P13" draw:layer="layout" svg:width="22.502cm" svg:height="8.681cm" svg:x="1.3cm" svg:y="9.9cm">
          <text:p text:style-name="P12"><text:span text:style-name="T6">my $string ='Stringify this world!';</text:span></text:p>
          <text:p text:style-name="P12"><text:span text:style-name="T6">my $word = 'string'; my $animal = 'dog';</text:span></text:p>
          <text:p text:style-name="P12"><text:span text:style-name="T6">print "found '$word'\n" if $string =~ </text:span><text:span text:style-name="T9">m</text:span><text:span text:style-name="T6">#$word#;</text:span></text:p>
          <text:p text:style-name="P12"><text:span text:style-name="T6">print "found '$word' in any case\n" </text:span></text:p>
          <text:p text:style-name="P12"><text:span text:style-name="T6"><text:s text:c="3"/></text:span><text:span text:style-name="T6">if $string =~ </text:span><text:span text:style-name="T9">m</text:span><text:span text:style-name="T6">#$word#</text:span><text:span text:style-name="T9">i</text:span><text:span text:style-name="T6">;</text:span></text:p>
          <text:p text:style-name="P12"><text:span text:style-name="T6">print "it is not about ${animal}s\n" </text:span></text:p>
          <text:p text:style-name="P12"><text:span text:style-name="T6"><text:s text:c="4"/></text:span><text:span text:style-name="T6">if $string !~ </text:span><text:span text:style-name="T9">m</text:span><text:span text:style-name="T6">($animal);</text:span></text:p>
          <text:p text:style-name="P12"><text:span text:style-name="T6">for('dog','string','Dog'){</text:span></text:p>
          <text:p text:style-name="P12"><text:span text:style-name="T6"><text:s text:c="4"/></text:span><text:span text:style-name="T6">local $\=$/;</text:span></text:p>
          <text:p text:style-name="P12"><text:span text:style-name="T6"><text:s text:c="4"/></text:span><text:span text:style-name="T6">print <text:s/>if </text:span><text:span text:style-name="T9">m</text:span><text:span text:style-name="T6">|$animal|</text:span></text:p>
          <text:p text:style-name="P12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5" presentation:class="page"/>
          <draw:frame presentation:style-name="pr8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Simple word matching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7"><text:span text:style-name="T10">perl will always match at the earliest possible point in the string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7"><text:span text:style-name="T10">Some characters, called </text:span><text:span text:style-name="T11">metacharacters</text:span><text:span text:style-name="T10">, are reserved for use in regex notation. The metacharacters are (14):</text:span><text:span text:style-name="T10"><text:line-break/></text:span><text:span text:style-name="T10"/></text:p>
              </text:list-item>
              <text:list-item>
                <text:p text:style-name="P17"><text:span text:style-name="T10">A </text:span><text:span text:style-name="T11">metacharacter</text:span><text:span text:style-name="T10"> can be matched by putting a backslash before it</text:span></text:p>
              </text:list-item>
            </text:list>
          </draw:text-box>
        </draw:frame>
        <draw:frame draw:style-name="gr7" draw:text-style-name="P15" draw:layer="layout" svg:width="1.539cm" svg:height="1.195cm" svg:x="23.502cm" svg:y="2.402cm">
          <draw:text-box>
            <text:p text:style-name="P7"><text:span text:style-name="T8">(4)</text:span></text:p>
          </draw:text-box>
        </draw:frame>
        <draw:custom-shape draw:style-name="gr9" draw:text-style-name="P13" draw:layer="layout" svg:width="22.502cm" svg:height="3.389cm" svg:x="1.3cm" svg:y="5.9cm">
          <text:p text:style-name="P12"><text:span text:style-name="T6">my $string ='</text:span><text:span text:style-name="T9">String</text:span><text:span text:style-name="T6">ify this stringy world!';</text:span></text:p>
          <text:p text:style-name="P12"><text:span text:style-name="T6">my $word = 'string'; </text:span></text:p>
          <text:p text:style-name="P12"><text:span text:style-name="T6">print "found '$word' in any case\n" </text:span></text:p>
          <text:p text:style-name="P12"><text:span text:style-name="T6"><text:s text:c="3"/></text:span><text:span text:style-name="T6">if $string =~ m{$word}i;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2.502cm" svg:height="1.121cm" svg:x="1.3cm" svg:y="12.801cm">
          <text:p text:style-name="P12"><text:span text:style-name="T6">{ } [ ] ( ) ^ $ . | * + ? \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2.502cm" svg:height="1.877cm" svg:x="1.3cm" svg:y="16.402cm">
          <text:p text:style-name="P12"><text:span text:style-name="T6">print "The string \n'$string'\n contains a DOT\n" </text:span></text:p>
          <text:p text:style-name="P12"><text:span text:style-name="T6"><text:s text:c="4"/></text:span><text:span text:style-name="T6">if $string =~ m|\.|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6" presentation:class="page"/>
          <draw:frame presentation:style-name="pr8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imple word matching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Non-printable ASCII characters are represented by escape sequences</text:p>
              </text:list-item>
              <text:list-item>
                <text:p text:style-name="P7">Arbitrary bytes are represented by octal escape sequences</text:p>
              </text:list-item>
            </text:list>
          </draw:text-box>
        </draw:frame>
        <draw:custom-shape draw:style-name="gr12" draw:text-style-name="P13" draw:layer="layout" svg:width="22.502cm" svg:height="7.925cm" svg:x="1.449cm" svg:y="10.3cm">
          <text:p text:style-name="P12"><text:span text:style-name="T6">use utf8; </text:span></text:p>
          <text:p text:style-name="P12"><text:span text:style-name="T6">binmode(STDOUT, ':utf8') if $ENV{LANG} =~/UTF-8/;</text:span></text:p>
          <text:p text:style-name="P12"><text:span text:style-name="T6">$\=$/;</text:span></text:p>
          <text:p text:style-name="P12"><text:span text:style-name="T6">my $string ="contains\r\n Then we have some\t\ttabs.</text:span></text:p>
          <text:p text:style-name="P12"><text:span text:style-name="T6">б";</text:span></text:p>
          <text:p text:style-name="P12"><text:span text:style-name="T6">print 'matched б(\x{431})' </text:span></text:p>
          <text:p text:style-name="P12"><text:span text:style-name="T6"><text:s text:c="4"/></text:span><text:span text:style-name="T6">if $string =~ /\x{431}/;</text:span></text:p>
          <text:p text:style-name="P12"><text:span text:style-name="T6">print 'matched б' if $string =~/б/;</text:span></text:p>
          <text:p text:style-name="P12"><text:span text:style-name="T6">print 'matched \r\n' if $string =~/\r\n/;</text:span></text:p>
          <text:p text:style-name="P12"><text:span text:style-name="T6">print 'The string was:"' . $string.'"';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539cm" svg:height="1.195cm" svg:x="23.503cm" svg:y="2.403cm">
          <draw:text-box>
            <text:p text:style-name="P7"><text:span text:style-name="T8">(5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7" presentation:class="page"/>
          <draw:frame presentation:style-name="pr8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Simple word matching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To specify where it should match, use the <text:span text:style-name="T12">anchor metacharacters</text:span> <text:span text:style-name="T13">^</text:span> and <text:span text:style-name="T13">$</text:span> .</text:p>
              </text:list-item>
            </text:list>
          </draw:text-box>
        </draw:frame>
        <draw:custom-shape draw:style-name="gr13" draw:text-style-name="P13" draw:layer="layout" svg:width="22.502cm" svg:height="6.7cm" svg:x="1.449cm" svg:y="10.3cm">
          <text:p text:style-name="P12"><text:span text:style-name="T6">use strict; use warnings;$\=$/;</text:span></text:p>
          <text:p text:style-name="P12"><text:span text:style-name="T6">my $string ='A probably long chunk of text containing strings';</text:span></text:p>
          <text:p text:style-name="P12"><text:span text:style-name="T6">print 'matched "A"' if $string =~ /</text:span><text:span text:style-name="T9">^</text:span><text:span text:style-name="T6">A/;</text:span></text:p>
          <text:p text:style-name="P12"><text:span text:style-name="T6">print 'matched "strings"' if $string =~ /strings</text:span><text:span text:style-name="T9">$</text:span><text:span text:style-name="T6">/;</text:span></text:p>
          <text:p text:style-name="P12"><text:span text:style-name="T6">print 'matched "A", matched "strings" and something in between' </text:span></text:p>
          <text:p text:style-name="P12"><text:span text:style-name="T6">if $string =~ /</text:span><text:span text:style-name="T9">^</text:span><text:span text:style-name="T6">A.*?strings</text:span><text:span text:style-name="T9">$</text:span><text:span text:style-name="T6">/;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539cm" svg:height="1.195cm" svg:x="23.503cm" svg:y="2.403cm">
          <draw:text-box>
            <text:p text:style-name="P7"><text:span text:style-name="T8">(6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8" presentation:class="page"/>
          <draw:frame presentation:style-name="pr8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Character classe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A </text:span><text:span text:style-name="T15">character class</text:span><text:span text:style-name="T14"> allows a set of </text:span><text:span text:style-name="T15">possible characters</text:span><text:span text:style-name="T14">, to match</text:span></text:p>
              </text:list-item>
              <text:list-item>
                <text:p text:style-name="P7"><text:span text:style-name="T14">Character classes are denoted by brackets </text:span><text:span text:style-name="T16">[ ]</text:span><text:span text:style-name="T14"><text:line-break/></text:span><text:span text:style-name="T14">with the set of characters to be possibly matched inside</text:span></text:p>
              </text:list-item>
              <text:list-item>
                <text:p text:style-name="P7"><text:span text:style-name="T14">The special characters for a character class are</text:span><text:span text:style-name="T14"><text:line-break/></text:span><text:span text:style-name="T14"> </text:span><text:span text:style-name="T17">- ] \ ^ $</text:span><text:span text:style-name="T14"> and are matched using an escape</text:span></text:p>
              </text:list-item>
              <text:list-item>
                <text:p text:style-name="P7"><text:span text:style-name="T14">The special character '-' <text:s/>acts as a range operator within character classes so you can write </text:span><text:span text:style-name="T16">[0-9]</text:span><text:span text:style-name="T14"> <text:s/>and </text:span><text:span text:style-name="T16">[a-z]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9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Character class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</text:p>
              </text:list-item>
            </text:list>
          </draw:text-box>
        </draw:frame>
        <draw:custom-shape draw:style-name="gr14" draw:text-style-name="P13" draw:layer="layout" svg:width="22.502cm" svg:height="11.705cm" svg:x="1.449cm" svg:y="5.5cm">
          <text:p text:style-name="P12"><text:span text:style-name="T6">use strict; use warnings;$\=$/;</text:span></text:p>
          <text:p text:style-name="P12"><text:span text:style-name="T6">my $string ='A probably long chunk of text containing strings';</text:span></text:p>
          <text:p text:style-name="P12"><text:span text:style-name="T6">my $thing <text:s/>= 'ong ung ang enanything';</text:span></text:p>
          <text:p text:style-name="P12"><text:span text:style-name="T6">my $every <text:s/>= 'iiiiii';</text:span></text:p>
          <text:p text:style-name="P12"><text:span text:style-name="T6">my $nums <text:s text:c="2"/>= 'I have 4325 Euro';</text:span></text:p>
          <text:p text:style-name="P12"><text:span text:style-name="T6">my $class <text:s/>= 'dog'; </text:span></text:p>
          <text:p text:style-name="P12"><text:span text:style-name="T6">print 'matched any of a, b or c' </text:span></text:p>
          <text:p text:style-name="P12"><text:span text:style-name="T6"><text:s text:c="3"/></text:span><text:span text:style-name="T6">if $string =~ /[abc]/;</text:span></text:p>
          <text:p text:style-name="P12"><text:span text:style-name="T6"/></text:p>
          <text:p text:style-name="P12"><text:span text:style-name="T6">for($thing, $every, $string){</text:span></text:p>
          <text:p text:style-name="P12"><text:span text:style-name="T6"><text:s text:c="4"/></text:span><text:span text:style-name="T6">print 'ingy brrrings nothing using: '.$_</text:span></text:p>
          <text:p text:style-name="P12"><text:span text:style-name="T6"><text:s text:c="8"/></text:span><text:span text:style-name="T6">if /[$class]/</text:span></text:p>
          <text:p text:style-name="P12"><text:span text:style-name="T6">}</text:span></text:p>
          <text:p text:style-name="P12"><text:span text:style-name="T6">print $nums if $nums =~/[0-9]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0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Character classes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8">Perl has several abbreviations for common character classes</text:span></text:p>
                <text:list>
                  <text:list-item>
                    <text:p text:style-name="P19"><text:span text:style-name="T19">\d</text:span><text:span text:style-name="T20"> is a digit <text:s/>– <text:s/></text:span><text:span text:style-name="T19">[0-9]</text:span></text:p>
                  </text:list-item>
                  <text:list-item>
                    <text:p text:style-name="P19"><text:span text:style-name="T19">\s</text:span><text:span text:style-name="T20"> is a whitespace character <text:s/>– </text:span><text:span text:style-name="T19">[\ \t\r\n\f]</text:span></text:p>
                  </text:list-item>
                  <text:list-item>
                    <text:p text:style-name="P19"><text:span text:style-name="T19">\w</text:span><text:span text:style-name="T20"> is a word character </text:span><text:span text:style-name="T20"><text:line-break/></text:span><text:span text:style-name="T20">(alphanumeric or _) <text:s/>– <text:s/></text:span><text:span text:style-name="T19">[0-9a-zA-Z_]</text:span></text:p>
                  </text:list-item>
                  <text:list-item>
                    <text:p text:style-name="P19"><text:span text:style-name="T19">\D</text:span><text:span text:style-name="T20"> is a negated \d <text:s/>– any character but a digit </text:span><text:span text:style-name="T19">[^0-9]</text:span></text:p>
                  </text:list-item>
                  <text:list-item>
                    <text:p text:style-name="P19"><text:span text:style-name="T19">\S</text:span><text:span text:style-name="T20"> is a negated \s; it represents any non-whitespace character </text:span><text:span text:style-name="T19">[^\s]</text:span></text:p>
                  </text:list-item>
                  <text:list-item>
                    <text:p text:style-name="P19"><text:span text:style-name="T19">\W</text:span><text:span text:style-name="T20"> is a negated \w – any non-word character</text:span></text:p>
                  </text:list-item>
                  <text:list-item>
                    <text:p text:style-name="P19"><text:span text:style-name="T20">The period '</text:span><text:span text:style-name="T19">.</text:span><text:span text:style-name="T20">' matches any character but "\n"</text:span></text:p>
                  </text:list-item>
                  <text:list-item>
                    <text:p text:style-name="P19"><text:span text:style-name="T20">The \d\s\w\D\S\W inside and outside of character classes</text:span></text:p>
                  </text:list-item>
                  <text:list-item>
                    <text:p text:style-name="P19"><text:span text:style-name="T20">The word anchor <text:s/></text:span><text:span text:style-name="T19">\b</text:span><text:span text:style-name="T20"> <text:s/>matches a boundary between a word character and a non-word character </text:span><text:span text:style-name="T19">\w\W</text:span><text:span text:style-name="T20"> <text:s/>or </text:span><text:span text:style-name="T19">\W\w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1" presentation:class="page"/>
          <draw:frame presentation:style-name="pr9" draw:text-style-name="P16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Character class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</text:p>
              </text:list-item>
            </text:list>
          </draw:text-box>
        </draw:frame>
        <draw:custom-shape draw:style-name="gr15" draw:text-style-name="P13" draw:layer="layout" svg:width="22.502cm" svg:height="8.5cm" svg:x="1.449cm" svg:y="5.6cm">
          <text:p text:style-name="P12"><text:span text:style-name="T6">my $digits ="here are some digits3434 and then ";</text:span></text:p>
          <text:p text:style-name="P12"><text:span text:style-name="T6"/></text:p>
          <text:p text:style-name="P12"><text:span text:style-name="T6">print 'found digit' if $digits =~/\d/;</text:span></text:p>
          <text:p text:style-name="P12"><text:span text:style-name="T6"/></text:p>
          <text:p text:style-name="P12"><text:span text:style-name="T6">print 'found alphanumeric' if $digits =~/\w/;</text:span></text:p>
          <text:p text:style-name="P12"><text:span text:style-name="T6"/></text:p>
          <text:p text:style-name="P12"><text:span text:style-name="T6">print 'found space' if $digits =~/\s/;</text:span></text:p>
          <text:p text:style-name="P12"><text:span text:style-name="T6"/></text:p>
          <text:p text:style-name="P12"><text:span text:style-name="T6">print 'digit followed by space, followed by letter'</text:span></text:p>
          <text:p text:style-name="P12"><text:span text:style-name="T6"><text:s text:c="3"/></text:span><text:span text:style-name="T6">if $digits =~/\d\s[A-z]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2" presentation:class="page"/>
          <draw:frame presentation:style-name="pr9" draw:text-style-name="P16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Matching this or that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We can match different character strings with the <text:span text:style-name="T12">alternation</text:span> metacharacter '|'</text:p>
              </text:list-item>
              <text:list-item>
                <text:p text:style-name="P7">perl will try to match the regex at the earliest possible point in the string</text:p>
              </text:list-item>
            </text:list>
          </draw:text-box>
        </draw:frame>
        <draw:custom-shape draw:style-name="gr16" draw:text-style-name="P13" draw:layer="layout" svg:width="22.502cm" svg:height="4.145cm" svg:x="1.449cm" svg:y="9.6cm">
          <text:p text:style-name="P12"><text:span text:style-name="T6">my $digits ="here are some digits3434 and then ";</text:span></text:p>
          <text:p text:style-name="P12"><text:span text:style-name="T6"/></text:p>
          <text:p text:style-name="P12"><text:span text:style-name="T6">print 'found "are" or "and"' if $digits =~/are|and/;</text:span></text:p>
          <text:p text:style-name="P12"><text:span text:style-name="T6"/></text:p>
          <text:p text:style-name="P12"><text:span text:style-name="T6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3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Grouping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The grouping metacharacters <text:span text:style-name="T21">()</text:span> <text:s/>allow a part of a regex to be treated as a single unit</text:p>
              </text:list-item>
            </text:list>
          </draw:text-box>
        </draw:frame>
        <draw:custom-shape draw:style-name="gr17" draw:text-style-name="P13" draw:layer="layout" svg:width="22.502cm" svg:height="7.925cm" svg:x="1.449cm" svg:y="9.601cm">
          <text:p text:style-name="P12"><text:span text:style-name="T6">my $digits ="here are some digits3434 and then678 ";</text:span></text:p>
          <text:p text:style-name="P12"><text:span text:style-name="T6"/></text:p>
          <text:p text:style-name="P12"><text:span text:style-name="T6">print 'found a letter followed by leters or digits":'.$1 </text:span></text:p>
          <text:p text:style-name="P12"><text:span text:style-name="T6"><text:s text:c="4"/></text:span><text:span text:style-name="T6">if $digits =~/[a-z]([a-z]|\d+)/;</text:span></text:p>
          <text:p text:style-name="P12"><text:span text:style-name="T6">print 'found a letter followed by <text:s/>digits":'.$1 </text:span></text:p>
          <text:p text:style-name="P12"><text:span text:style-name="T6"><text:s text:c="4"/></text:span><text:span text:style-name="T6">if $digits =~/([a-z](\d+))/;</text:span></text:p>
          <text:p text:style-name="P12"><text:span text:style-name="T6">print 'found letters followed by <text:s/>digits":'.$1 </text:span></text:p>
          <text:p text:style-name="P12"><text:span text:style-name="T6"><text:s text:c="4"/></text:span><text:span text:style-name="T6">if $digits =~/([a-z]+(\d+))/;</text:span></text:p>
          <text:p text:style-name="P12"><text:span text:style-name="T6"/></text:p>
          <text:p text:style-name="P12"><text:span text:style-name="T6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4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Extracting match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The grouping metacharacters <text:span text:style-name="T21">()</text:span> <text:s/>also allow the extraction of the parts of a string that matched</text:p>
              </text:list-item>
              <text:list-item>
                <text:p text:style-name="P7">For each grouping, the part that matched inside goes into the special variables <text:span text:style-name="T21">$1</text:span> , <text:span text:style-name="T21">$2</text:span> , etc. </text:p>
              </text:list-item>
              <text:list-item>
                <text:p text:style-name="P7">They can be used just as ordinary variables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5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Extracting matche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The grouping metacharacters </text:span><text:span text:style-name="T17">()</text:span><text:span text:style-name="T14"> <text:s/>allow a part of a regex to be treated as a single unit</text:span></text:p>
              </text:list-item>
              <text:list-item>
                <text:p text:style-name="P7"><text:span text:style-name="T14">If the groupings in a regex are nested, </text:span><text:span text:style-name="T17">$1</text:span><text:span text:style-name="T14"> <text:s/>gets the group with the leftmost opening parenthesis, </text:span><text:span text:style-name="T17">$2 </text:span><text:span text:style-name="T14"><text:s/>the next opening parenthesis, etc. </text:span></text:p>
              </text:list-item>
            </text:list>
          </draw:text-box>
        </draw:frame>
        <draw:custom-shape draw:style-name="gr18" draw:text-style-name="P13" draw:layer="layout" svg:width="22.502cm" svg:height="7.925cm" svg:x="1.449cm" svg:y="9.601cm">
          <text:p text:style-name="P12"><text:span text:style-name="T6">my $digits ="here are some digits3434 and then678 ";</text:span></text:p>
          <text:p text:style-name="P12"><text:span text:style-name="T6"/></text:p>
          <text:p text:style-name="P12"><text:span text:style-name="T6">print 'found a letter followed by leters or digits":'.$1 </text:span></text:p>
          <text:p text:style-name="P12"><text:span text:style-name="T6"><text:s text:c="4"/></text:span><text:span text:style-name="T6">if $digits =~/[a-z]([a-z]|\d+)/;</text:span></text:p>
          <text:p text:style-name="P12"><text:span text:style-name="T6">print 'found a letter followed by <text:s/>digits":'.$1 </text:span></text:p>
          <text:p text:style-name="P12"><text:span text:style-name="T6"><text:s text:c="4"/></text:span><text:span text:style-name="T6">if $digits =~/([a-z](\d+))/;</text:span></text:p>
          <text:p text:style-name="P12"><text:span text:style-name="T6"># <text:s text:c="18"/>$1 <text:s text:c="3"/>$2</text:span></text:p>
          <text:p text:style-name="P12"><text:span text:style-name="T6">print 'found letters followed by <text:s/>digits":'.$1 </text:span></text:p>
          <text:p text:style-name="P12"><text:span text:style-name="T6"><text:s text:c="4"/></text:span><text:span text:style-name="T6">if $digits =~/([a-z]+)(\d+)/;</text:span></text:p>
          <text:p text:style-name="P12"><text:span text:style-name="T6"># <text:s text:c="18"/>$1 <text:s text:c="4"/>$2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6" presentation:class="page"/>
          <draw:frame presentation:style-name="pr9" draw:text-style-name="P16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Matching repetition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21"><text:span text:style-name="T22">The quantifier metacharacters </text:span><text:span text:style-name="T23">?</text:span><text:span text:style-name="T22">, </text:span><text:span text:style-name="T23">*</text:span><text:span text:style-name="T22"> , </text:span><text:span text:style-name="T23">+</text:span><text:span text:style-name="T22"> , and </text:span><text:span text:style-name="T23">{}</text:span><text:span text:style-name="T22"> <text:s/>allow us to determine the number of repeats of a portion of a regex</text:span></text:p>
              </text:list-item>
              <text:list-item>
                <text:p text:style-name="P21"><text:span text:style-name="T22">Quantifiers are put immediately after the character, character class, or grouping </text:span></text:p>
                <text:list>
                  <text:list-item>
                    <text:p text:style-name="P7"><text:span text:style-name="T24">a?</text:span><text:span text:style-name="T25"> = match 'a' </text:span><text:span text:style-name="T24">1</text:span><text:span text:style-name="T25"> or </text:span><text:span text:style-name="T24">0</text:span><text:span text:style-name="T25"> times</text:span></text:p>
                  </text:list-item>
                  <text:list-item>
                    <text:p text:style-name="P7"><text:span text:style-name="T24">a*</text:span><text:span text:style-name="T25"> <text:s/>= match 'a' </text:span><text:span text:style-name="T24">0</text:span><text:span text:style-name="T25"> or </text:span><text:span text:style-name="T24">more</text:span><text:span text:style-name="T25"> times, i.e., </text:span><text:span text:style-name="T24">any</text:span><text:span text:style-name="T25"> number of times</text:span></text:p>
                  </text:list-item>
                  <text:list-item>
                    <text:p text:style-name="P7"><text:span text:style-name="T24">a+</text:span><text:span text:style-name="T25"> <text:s/>= match 'a' </text:span><text:span text:style-name="T24">1</text:span><text:span text:style-name="T25"> or </text:span><text:span text:style-name="T24">more</text:span><text:span text:style-name="T25"> times, i.e., </text:span><text:span text:style-name="T24">at least once</text:span></text:p>
                  </text:list-item>
                  <text:list-item>
                    <text:p text:style-name="P7"><text:span text:style-name="T24">a{n,m}</text:span><text:span text:style-name="T25"> = match </text:span><text:span text:style-name="T24">at least n</text:span><text:span text:style-name="T25"> <text:s/>times, but </text:span><text:span text:style-name="T24">not more than m</text:span><text:span text:style-name="T25"> times</text:span></text:p>
                  </text:list-item>
                  <text:list-item>
                    <text:p text:style-name="P7"><text:span text:style-name="T24">a{n,}</text:span><text:span text:style-name="T25"> <text:s/>= match at least n <text:s/>or more times</text:span></text:p>
                  </text:list-item>
                  <text:list-item>
                    <text:p text:style-name="P7"><text:span text:style-name="T24">a{n}</text:span><text:span text:style-name="T25"> <text:s/>= match </text:span><text:span text:style-name="T24">exactly n</text:span><text:span text:style-name="T25"> <text:s/>tim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7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Matching repetitions</text:p>
          </draw:text-box>
        </draw:frame>
        <draw:frame presentation:style-name="pr6" draw:layer="layout" svg:width="23.596cm" svg:height="14.825cm" svg:x="0.9cm" svg:y="3.522cm" presentation:class="outline" presentation:placeholder="true">
          <draw:text-box/>
        </draw:frame>
        <draw:custom-shape draw:style-name="gr19" draw:text-style-name="P13" draw:layer="layout" svg:width="22.502cm" svg:height="11.095cm" svg:x="1.449cm" svg:y="6.6cm">
          <text:p text:style-name="P12"><text:span text:style-name="T6">use strict; use warnings;$\=$/;</text:span></text:p>
          <text:p text:style-name="P12"><text:span text:style-name="T6">my $digits ="here are some digits3434 and then678 ";</text:span></text:p>
          <text:p text:style-name="P12"><text:span text:style-name="T6"/></text:p>
          <text:p text:style-name="P12"><text:span text:style-name="T6">print 'found some letters followed by leters or digits":'.$1 .$2</text:span></text:p>
          <text:p text:style-name="P12"><text:span text:style-name="T6">if $digits =~/([a-z]{2,})(\w+)/;</text:span></text:p>
          <text:p text:style-name="P12"><text:span text:style-name="T6"/></text:p>
          <text:p text:style-name="P12"><text:span text:style-name="T6">print 'found three letter followed by <text:s/>digits":'.$1 .$2</text:span></text:p>
          <text:p text:style-name="P12"><text:span text:style-name="T6">if $digits =~/([a-z]{3}(\d+))/;</text:span></text:p>
          <text:p text:style-name="P12"><text:span text:style-name="T6"/></text:p>
          <text:p text:style-name="P12"><text:span text:style-name="T6">print 'found up to four letters followed by <text:s/>digits":'.$1 <text:s/>.$2</text:span></text:p>
          <text:p text:style-name="P12"><text:span text:style-name="T6">if $digits =~/([a-z]{1,4})(\d+)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8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Matching repetition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Greeeedy</text:p>
              </text:list-item>
            </text:list>
          </draw:text-box>
        </draw:frame>
        <draw:custom-shape draw:style-name="gr20" draw:text-style-name="P13" draw:layer="layout" svg:width="22.502cm" svg:height="5.4cm" svg:x="1.449cm" svg:y="6.6cm">
          <text:p text:style-name="P12"><text:span text:style-name="T6">use strict; use warnings;$\=$/;</text:span></text:p>
          <text:p text:style-name="P12"><text:span text:style-name="T6">my $digits ="here are some digits3434 and then678 ";</text:span></text:p>
          <text:p text:style-name="P12"><text:span text:style-name="T6"/></text:p>
          <text:p text:style-name="P12"><text:span text:style-name="T6">print 'found as much as possible letters </text:span></text:p>
          <text:p text:style-name="P12"><text:span text:style-name="T6">followed by <text:s/>digits":'.$1 <text:s/>.$2</text:span></text:p>
          <text:p text:style-name="P12"><text:span text:style-name="T6">if $digits =~/([a-z]*)(\d+)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9" presentation:class="page"/>
          <draw:frame presentation:style-name="pr9" draw:text-style-name="P16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Search and replace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Search and replace is performed using </text:span><text:span text:style-name="T17">s/regex/replacement/modifiers</text:span><text:span text:style-name="T14">. </text:span></text:p>
              </text:list-item>
              <text:list-item>
                <text:p text:style-name="P7"><text:span text:style-name="T14">The replacement <text:s/>is a Perl double quoted string that replaces in the string whatever is matched with the regex . </text:span></text:p>
              </text:list-item>
              <text:list-item>
                <text:p text:style-name="P7"><text:span text:style-name="T14">The operator =~ <text:s/>is used to associate a string with s///. </text:span></text:p>
              </text:list-item>
              <text:list-item>
                <text:p text:style-name="P7"><text:span text:style-name="T14">If matching against $_ , the $_ =~ <text:s text:c="2"/>can be dropped. </text:span></text:p>
              </text:list-item>
              <text:list-item>
                <text:p text:style-name="P7"><text:span text:style-name="T14">If there is a match, s/// returns the number of substitutions made, otherwise it returns false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0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Search and replace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The matched variables $1 , $2 , etc. are immediately available for use in the replacement expression.</text:span></text:p>
              </text:list-item>
              <text:list-item>
                <text:p text:style-name="P7"><text:span text:style-name="T14">With the global modifier, s///</text:span><text:span text:style-name="T17">g</text:span><text:span text:style-name="T14"> will search and replace all occurrences of the regex in the string</text:span></text:p>
              </text:list-item>
              <text:list-item>
                <text:p text:style-name="P7"><text:span text:style-name="T14">The evaluation modifier s///</text:span><text:span text:style-name="T17">e</text:span><text:span text:style-name="T14"> wraps an eval{...} around the replacement string and the evaluated result is substituted for the matched substring.</text:span></text:p>
              </text:list-item>
              <text:list-item>
                <text:p text:style-name="P7"><text:span text:style-name="T14">s/// can use other delimiters, such as s</text:span><text:span text:style-name="T17">!!!</text:span><text:span text:style-name="T14"> and s</text:span><text:span text:style-name="T17">{}{}</text:span><text:span text:style-name="T14">, and even s</text:span><text:span text:style-name="T17">{}//</text:span></text:p>
              </text:list-item>
              <text:list-item>
                <text:p text:style-name="P7"><text:span text:style-name="T14">If single quotes are used s</text:span><text:span text:style-name="T17">'''</text:span><text:span text:style-name="T14">, then the regex and replacement are treated as single quoted strings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1" presentation:class="page"/>
          <draw:frame presentation:style-name="pr9" draw:text-style-name="P16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Search and replace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</text:p>
              </text:list-item>
            </text:list>
          </draw:text-box>
        </draw:frame>
        <draw:custom-shape draw:style-name="gr21" draw:text-style-name="P13" draw:layer="layout" svg:width="22.502cm" svg:height="9.9cm" svg:x="1.449cm" svg:y="6.6cm">
          <text:p text:style-name="P12"><text:span text:style-name="T6">#TODO.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2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The split operator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plit /regex/, string <text:s/><text:line-break/><text:span text:style-name="T7">splits string <text:s/>into a list of substrings and returns that list</text:span></text:p>
              </text:list-item>
              <text:list-item>
                <text:p text:style-name="P7"><text:span text:style-name="T7">The regex determines the character sequence that string <text:s/>is split with respect to</text:span></text:p>
              </text:list-item>
            </text:list>
          </draw:text-box>
        </draw:frame>
        <draw:custom-shape draw:style-name="gr22" draw:text-style-name="P13" draw:layer="layout" svg:width="22.502cm" svg:height="7.5cm" svg:x="1.449cm" svg:y="10cm">
          <text:p text:style-name="P12"><text:span text:style-name="T6">#TODO.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3" presentation:class="page"/>
          <draw:frame presentation:style-name="pr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26">Regular expressions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sources</text:p>
                <text:list>
                  <text:list-item>
                    <text:p text:style-name="P7"><text:span text:style-name="T14">perlrequick - Perl regular expressions quick start</text:span></text:p>
                  </text:list-item>
                  <text:list-item>
                    <text:p text:style-name="P7"><text:span text:style-name="T14">perlre - Perl regular expressions</text:span></text:p>
                  </text:list-item>
                  <text:list-item>
                    <text:p text:style-name="P7"><text:span text:style-name="T14">perlreref - Perl Regular Expressions Reference</text:span></text:p>
                  </text:list-item>
                  <text:list-item>
                    <text:p text:style-name="P7"><text:span text:style-name="T14">Beginning Perl </text:span><text:span text:style-name="T14"><text:line-break/></text:span><text:span text:style-name="T14">(Chapter 5 – Regular Expressions)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4" presentation:class="page"/>
          <draw:frame presentation:style-name="pr8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2" draw:layer="layout" svg:width="17.603cm" svg:height="2.528cm" svg:x="7.099cm" svg:y="0.197cm" presentation:class="title" presentation:user-transformed="true">
          <draw:text-box>
            <text:p text:style-name="P7"><text:span text:style-name="T26">Regular expressions</text:span></text:p>
          </draw:text-box>
        </draw:frame>
        <draw:frame presentation:style-name="pr10" draw:text-style-name="P24" draw:layer="layout" svg:width="12.801cm" svg:height="3.405cm" svg:x="6.499cm" svg:y="7.523cm" presentation:class="outline" presentation:user-transformed="true">
          <draw:text-box>
            <text:p text:style-name="P23"><text:span text:style-name="T27">Questions?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7T22:28:08</dc:date>
    <meta:editing-cycles>183</meta:editing-cycles>
    <meta:editing-duration>PT20H4M47S</meta:editing-duration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